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dawson_deed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Sun Jan <text:s/>1 18:58:27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MOORE, CHRISTOPHER JAMES; BERRY, HEATHER ANN</text:p>
          </table:table-cell>
          <table:table-cell office:value-type="string" calcext:value-type="string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named-expressions/>
      <table:database-ranges>
        <table:database-range table:name="__Anonymous_Sheet_DB__0" table:target-range-address="dawson_deeds.A5:dawson_deeds.H7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01-01T19:44:17.232098626</dc:date>
    <dc:creator>Mike Gering</dc:creator>
    <meta:editing-duration>PT3M53S</meta:editing-duration>
    <meta:editing-cycles>7</meta:editing-cycles>
    <meta:generator>LibreOffice/7.4.2.3$Linux_X86_64 LibreOffice_project/40$Build-3</meta:generator>
    <meta:document-statistic meta:table-count="1" meta:cell-count="569" meta:object-count="0"/>
  </office:meta>
</office:document-meta>
</file>